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7_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8, FF 1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David Pulsif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Boston</text:p>
      <text:p text:style-name="P6">State<text:tab/><text:tab/><text:tab/><text:tab/><text:tab/><text:tab/>M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Envelope]</text:p>
      <text:p text:style-name="P3">Commonwealth of Massachusetts./</text:p>
      <text:p text:style-name="P3">SECRETARY'S DEPARTMENT./</text:p>
      <text:p text:style-name="P3"/>
      <text:p text:style-name="P3">A portion of the leather/ cut off &amp; facsimile of/ writing from a M. S. of the/ five Books of Moses,/ belonging to David Pulsifer,/ State House, Boston,/ Mass./ with [Hebrew] compliments./ to his friend Rev. Mr/ Morais, Philadelphia,/ Pa./ <text:s/>David Pulsifer/ Boston,/ Mass./</text:p>
      <text:p text:style-name="P3"/>
      <text:p text:style-name="P3">[Page 1]</text:p>
      <text:p text:style-name="P4">Commonwealth of Massachusetts./</text:p>
      <text:p text:style-name="P4">Secretary's Office./</text:p>
      <text:p text:style-name="P4">Boston,____188/</text:p>
      <text:p text:style-name="P2">[Seal of the Commonwealth of Massachusetts]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1:46:35.38</meta:creation-date>
    <dc:date>2012-01-24T11:54:57.82</dc:date>
    <dc:creator>Penn Libraries</dc:creator>
    <meta:editing-duration>PT00H08M2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22" meta:character-count="1677"/>
  </office:meta>
</office:document-meta>
</file>